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160000000D48AE1EB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eXGyreHeros" svg:font-family="TeXGyreHero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9.934cm" svg:height="5.982cm" svg:x="5.491cm" svg:y="12.128cm">
          <draw:image xlink:href="Pictures/1000020100000160000000D48AE1EBFD.png" xlink:type="simple" xlink:show="embed" xlink:actuate="onLoad">
            <text:p/>
          </draw:image>
        </draw:frame>
        <draw:frame draw:style-name="gr2" draw:text-style-name="P1" draw:layer="layout" svg:width="0.575cm" svg:height="0.575cm" svg:x="4.7cm" svg:y="17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575cm" svg:height="0.575cm" svg:x="15.625cm" svg:y="17.72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575cm" svg:height="0.575cm" svg:x="10.225cm" svg:y="11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507cm" svg:height="0.574cm" svg:x="12.9cm" svg:y="14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507cm" svg:height="0.574cm" svg:x="7.6cm" svg:y="14.12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507cm" svg:height="0.574cm" svg:x="10.2cm" svg:y="18.2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0.439cm" svg:height="0.299cm" svg:x="10.3cm" svg:y="15.49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eXGyreHeros" svg:font-family="TeXGyreHero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0T16:51:35</meta:creation-date>
    <dc:date>2013-11-05T15:06:37.013870814</dc:date>
    <meta:editing-duration>P0D</meta:editing-duration>
    <meta:editing-cycles>2</meta:editing-cycles>
    <meta:generator>LibreOffice/4.1.1.2$Linux_X86_64 LibreOffice_project/410m0$Build-2</meta:generator>
    <meta:document-statistic meta:object-count="8"/>
  </office:meta>
</office:document-meta>
</file>

<file path=Object 1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2/content.xml><?xml version="1.0" encoding="utf-8"?>
<math xmlns="http://www.w3.org/1998/Math/MathML">
  <semantics>
    <mrow>
      <msub>
        <mi>v</mi>
        <mn>2</mn>
      </msub>
    </mrow>
    <annotation encoding="StarMath 5.0">v_2</annotation>
  </semantics>
</math>
</file>

<file path=Object 3/content.xml><?xml version="1.0" encoding="utf-8"?>
<math xmlns="http://www.w3.org/1998/Math/MathML">
  <semantics>
    <mrow>
      <msub>
        <mi>v</mi>
        <mn>3</mn>
      </msub>
    </mrow>
    <annotation encoding="StarMath 5.0">v_3</annotation>
  </semantics>
</math>
</file>

<file path=Object 4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5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6/content.xml><?xml version="1.0" encoding="utf-8"?>
<math xmlns="http://www.w3.org/1998/Math/MathML">
  <semantics>
    <mrow>
      <msub>
        <mi>l</mi>
        <mn>3</mn>
      </msub>
    </mrow>
    <annotation encoding="StarMath 5.0">l_3</annotation>
  </semantics>
</math>
</file>

<file path=Object 7/content.xml><?xml version="1.0" encoding="utf-8"?>
<math xmlns="http://www.w3.org/1998/Math/MathML">
  <semantics>
    <mrow>
      <mo stretchy="false">δ</mo>
    </mrow>
    <annotation encoding="StarMath 5.0">%delta</annotation>
  </semantics>
</math>
</file>